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7cm" style:rel-column-width="65535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rsid="000697bf" style:font-size-asian="14pt" style:font-size-complex="14pt"/>
    </style:style>
    <style:style style:name="P3" style:family="paragraph" style:parent-style-name="Standard">
      <style:text-properties fo:font-size="14pt" officeooo:rsid="000697bf" officeooo:paragraph-rsid="000697bf" style:font-size-asian="14pt" style:font-size-complex="14pt"/>
    </style:style>
    <style:style style:name="P4" style:family="paragraph" style:parent-style-name="Standard">
      <style:text-properties fo:font-size="14pt" officeooo:rsid="000697bf" officeooo:paragraph-rsid="0013b51f" style:font-size-asian="14pt" style:font-size-complex="14pt"/>
    </style:style>
    <style:style style:name="P5" style:family="paragraph" style:parent-style-name="Standard">
      <style:text-properties fo:font-size="14pt" officeooo:rsid="000697bf" officeooo:paragraph-rsid="0019a719" style:font-size-asian="14pt" style:font-size-complex="14pt"/>
    </style:style>
    <style:style style:name="P6" style:family="paragraph" style:parent-style-name="Standard">
      <style:text-properties fo:font-size="14pt" officeooo:paragraph-rsid="000697bf" style:font-size-asian="14pt" style:font-size-complex="14pt"/>
    </style:style>
    <style:style style:name="P7" style:family="paragraph" style:parent-style-name="Standard">
      <style:text-properties fo:font-size="14pt" officeooo:rsid="0006aada" officeooo:paragraph-rsid="0006aada" style:font-size-asian="14pt" style:font-size-complex="14pt"/>
    </style:style>
    <style:style style:name="P8" style:family="paragraph" style:parent-style-name="Standard">
      <style:text-properties fo:font-size="14pt" officeooo:rsid="000bd9e7" officeooo:paragraph-rsid="0021a7a6" style:font-size-asian="14pt" style:font-size-complex="14pt"/>
    </style:style>
    <style:style style:name="P9" style:family="paragraph" style:parent-style-name="Standard">
      <style:text-properties fo:font-size="14pt" fo:font-weight="bold" officeooo:rsid="000bd9e7" officeooo:paragraph-rsid="0021a7a6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0697bf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0697bf"/>
    </style:style>
    <style:style style:name="P12" style:family="paragraph" style:parent-style-name="Standard">
      <style:text-properties fo:color="#1e90ff" loext:opacity="100%" fo:font-size="14pt" style:font-size-asian="14pt" style:font-size-complex="14pt"/>
    </style:style>
    <style:style style:name="P13" style:family="paragraph" style:parent-style-name="Standard">
      <style:text-properties fo:color="#1e90ff" loext:opacity="100%" fo:font-size="14pt" officeooo:rsid="0006aada" officeooo:paragraph-rsid="0006aada" style:font-size-asian="14pt" style:font-size-complex="14pt"/>
    </style:style>
    <style:style style:name="P14" style:family="paragraph" style:parent-style-name="Standard">
      <style:text-properties fo:color="#1e90ff" loext:opacity="100%" fo:font-size="14pt" officeooo:rsid="0006aada" officeooo:paragraph-rsid="0019a719" style:font-size-asian="14pt" style:font-size-complex="14pt"/>
    </style:style>
    <style:style style:name="P15" style:family="paragraph" style:parent-style-name="Standard">
      <style:text-properties fo:color="#1e90ff" loext:opacity="100%" fo:font-size="14pt" officeooo:paragraph-rsid="000697bf" style:font-size-asian="14pt" style:font-size-complex="14pt"/>
    </style:style>
    <style:style style:name="P16" style:family="paragraph" style:parent-style-name="Standard">
      <style:text-properties fo:color="#1e90ff" loext:opacity="100%" fo:font-size="14pt" officeooo:rsid="000697bf" officeooo:paragraph-rsid="000697bf" style:font-size-asian="14pt" style:font-size-complex="14pt"/>
    </style:style>
    <style:style style:name="P17" style:family="paragraph" style:parent-style-name="Standard">
      <style:text-properties fo:color="#1e90ff" loext:opacity="100%" fo:font-size="14pt" officeooo:rsid="000bd9e7" officeooo:paragraph-rsid="0021a7a6" style:font-size-asian="14pt" style:font-size-complex="14pt"/>
    </style:style>
    <style:style style:name="P18" style:family="paragraph" style:parent-style-name="Standard">
      <style:text-properties fo:color="#1e90ff" loext:opacity="100%" fo:font-size="14pt" fo:font-weight="normal" officeooo:rsid="000697bf" officeooo:paragraph-rsid="0013b51f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1e90ff" loext:opacity="100%" fo:font-size="14pt" fo:font-weight="bold" officeooo:rsid="000697bf" officeooo:paragraph-rsid="0013b51f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officeooo:rsid="0012248f" officeooo:paragraph-rsid="0012248f"/>
    </style:style>
    <style:style style:name="P21" style:family="paragraph" style:parent-style-name="Standard">
      <style:text-properties officeooo:paragraph-rsid="0019a719"/>
    </style:style>
    <style:style style:name="P22" style:family="paragraph" style:parent-style-name="Standard">
      <style:text-properties officeooo:paragraph-rsid="0006aada"/>
    </style:style>
    <style:style style:name="P23" style:family="paragraph" style:parent-style-name="Standard">
      <style:text-properties fo:color="#000000" loext:opacity="100%" fo:font-size="14pt" officeooo:rsid="000bd9e7" officeooo:paragraph-rsid="0021a7a6" style:font-size-asian="14pt" style:font-size-complex="14pt"/>
    </style:style>
    <style:style style:name="P24" style:family="paragraph" style:parent-style-name="Standard">
      <style:text-properties officeooo:paragraph-rsid="0021a7a6"/>
    </style:style>
    <style:style style:name="P25" style:family="paragraph" style:parent-style-name="Standard">
      <style:paragraph-properties fo:text-align="center" style:justify-single-word="false"/>
      <style:text-properties fo:font-weight="bold" officeooo:paragraph-rsid="0021a7a6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4pt" fo:font-weight="bold" officeooo:rsid="0012248f" officeooo:paragraph-rsid="0012248f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4pt" officeooo:paragraph-rsid="0021a7a6" style:font-size-asian="14pt" style:font-size-complex="14pt"/>
    </style:style>
    <style:style style:name="P28" style:family="paragraph" style:parent-style-name="Standard">
      <style:text-properties fo:font-size="14pt" officeooo:rsid="000bd9e7" officeooo:paragraph-rsid="000bd9e7" style:font-size-asian="14pt" style:font-size-complex="14pt"/>
    </style:style>
    <style:style style:name="P29" style:family="paragraph" style:parent-style-name="Standard" style:list-style-name="L1">
      <style:paragraph-properties fo:text-align="justify" style:justify-single-word="false"/>
      <style:text-properties fo:color="#1e90ff" loext:opacity="100%" fo:font-size="14pt" officeooo:rsid="000bd9e7" officeooo:paragraph-rsid="0021a7a6" style:font-size-asian="14pt" style:font-size-complex="14pt"/>
    </style:style>
    <style:style style:name="T1" style:family="text">
      <style:text-properties officeooo:rsid="000697b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97bf" style:font-weight-asian="bold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697bf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06aada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cb29d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0bd9e7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1bea54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26b588" style:font-size-asian="14pt" style:font-weight-asian="bold" style:font-size-complex="14pt" style:font-weight-complex="bold"/>
    </style:style>
    <style:style style:name="T11" style:family="text">
      <style:text-properties fo:font-size="14pt" officeooo:rsid="000697bf" style:font-size-asian="14pt" style:font-size-complex="14pt"/>
    </style:style>
    <style:style style:name="T12" style:family="text">
      <style:text-properties fo:font-size="14pt" officeooo:rsid="0006aada" style:font-size-asian="14pt" style:font-size-complex="14pt"/>
    </style:style>
    <style:style style:name="T13" style:family="text">
      <style:text-properties fo:font-size="14pt" officeooo:rsid="00098fb4" style:font-size-asian="14pt" style:font-size-complex="14pt"/>
    </style:style>
    <style:style style:name="T14" style:family="text">
      <style:text-properties fo:font-size="14pt" officeooo:rsid="0019a719" style:font-size-asian="14pt" style:font-size-complex="14pt"/>
    </style:style>
    <style:style style:name="T15" style:family="text">
      <style:text-properties fo:font-size="14pt" officeooo:rsid="001937c3" style:font-size-asian="14pt" style:font-size-complex="14pt"/>
    </style:style>
    <style:style style:name="T16" style:family="text">
      <style:text-properties fo:font-size="14pt" officeooo:rsid="000cb29d" style:font-size-asian="14pt" style:font-size-complex="14pt"/>
    </style:style>
    <style:style style:name="T17" style:family="text">
      <style:text-properties fo:font-size="14pt" officeooo:rsid="000bd9e7" style:font-size-asian="14pt" style:font-size-complex="14pt"/>
    </style:style>
    <style:style style:name="T18" style:family="text">
      <style:text-properties fo:font-size="14pt" officeooo:rsid="001bea54" style:font-size-asian="14pt" style:font-size-complex="14pt"/>
    </style:style>
    <style:style style:name="T19" style:family="text">
      <style:text-properties fo:font-size="14pt" officeooo:rsid="001cd1ff" style:font-size-asian="14pt" style:font-size-complex="14pt"/>
    </style:style>
    <style:style style:name="T20" style:family="text">
      <style:text-properties fo:font-size="14pt" officeooo:rsid="0021a7a6" style:font-size-asian="14pt" style:font-size-complex="14pt"/>
    </style:style>
    <style:style style:name="T21" style:family="text">
      <style:text-properties fo:font-size="14pt" officeooo:rsid="0026b588" style:font-size-asian="14pt" style:font-size-complex="14pt"/>
    </style:style>
    <style:style style:name="T22" style:family="text">
      <style:text-properties officeooo:rsid="0006aada"/>
    </style:style>
    <style:style style:name="T23" style:family="text">
      <style:text-properties officeooo:rsid="00096eef"/>
    </style:style>
    <style:style style:name="T24" style:family="text">
      <style:text-properties officeooo:rsid="000fc66a"/>
    </style:style>
    <style:style style:name="T25" style:family="text">
      <style:text-properties officeooo:rsid="0015f5b3"/>
    </style:style>
    <style:style style:name="T26" style:family="text">
      <style:text-properties officeooo:rsid="0016a61c"/>
    </style:style>
    <style:style style:name="T27" style:family="text">
      <style:text-properties officeooo:rsid="00182216"/>
    </style:style>
    <style:style style:name="T28" style:family="text">
      <style:text-properties officeooo:rsid="0019a719"/>
    </style:style>
    <style:style style:name="T29" style:family="text">
      <style:text-properties officeooo:rsid="001bea54"/>
    </style:style>
    <style:style style:name="T30" style:family="text">
      <style:text-properties officeooo:rsid="0021a313"/>
    </style:style>
    <style:style style:name="T31" style:family="text">
      <style:text-properties fo:color="#1e90ff" loext:opacity="100%" officeooo:rsid="000bd9e7"/>
    </style:style>
    <style:style style:name="T32" style:family="text">
      <style:text-properties fo:color="#1e90ff" loext:opacity="100%" officeooo:rsid="001bea54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5">G</text:span><text:span text:style-name="T4">IT Tutorial</text:span></text:p>
      <text:p text:style-name="P26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25"><text:span text:style-name="T18">Guide zum erstellen der </text:span><text:span text:style-name="T20">perfekten </text:span><text:span text:style-name="T18">GIT-Message</text:span><text:span text:style-name="T17">.</text:span></text:p>
          </table:table-cell>
        </table:table-row>
        <table:table-row>
          <table:table-cell table:style-name="Tabelle1.A2" office:value-type="string">
            <text:p text:style-name="P24"><text:span text:style-name="T8">Hilfstext Befehlsform </text:span><text:span text:style-name="T9">für GIT Messages</text:span><text:span text:style-name="T8">:</text:span></text:p>
            <text:p text:style-name="P9"/>
            <text:p text:style-name="P17">If applied, this commit will [commit message].</text:p>
            <text:p text:style-name="P17"/>
            <text:p text:style-name="P23">[commit message] <text:span text:style-name="T30">bezieht sich auf die Überschrift der git message. Diese soll so formuliert sein das sie zum Hilfstext passt (Befehlsform etc).</text:span></text:p>
            <text:p text:style-name="P8"/>
            <text:p text:style-name="P9">Die 7 Goldenen Regeln f<text:span text:style-name="T29">ü</text:span>r eine perfekte Commit Nachricht:</text:p>
            <text:p text:style-name="P8"/>
            <text:list xml:id="list1223175018" text:style-name="L1">
              <text:list-item>
                <text:p text:style-name="P29">Header in Befehlsform</text:p>
              </text:list-item>
              <text:list-item>
                <text:p text:style-name="P29">Großschreibung am Headeranfang</text:p>
              </text:list-item>
              <text:list-item>
                <text:p text:style-name="P29">Header ohne Satzpunkt</text:p>
              </text:list-item>
              <text:list-item>
                <text:p text:style-name="P29">Header maximal 50 Zeichen</text:p>
              </text:list-item>
              <text:list-item>
                <text:p text:style-name="P29">Zwischen Header und Body geh<text:span text:style-name="T29">ö</text:span>rt eine Leerzeile</text:p>
              </text:list-item>
              <text:list-item>
                <text:p text:style-name="P29">Body hat nach 72 Zeichen Zeilensprung</text:p>
              </text:list-item>
              <text:list-item>
                <text:p text:style-name="P27"><text:span text:style-name="T31">Body erkl</text:span><text:span text:style-name="T32">ä</text:span><text:span text:style-name="T31">rt Was? und Warum? anstatt Wie?</text:span></text:p>
              </text:list-item>
            </text:list>
          </table:table-cell>
        </table:table-row>
      </table:table>
      <text:p text:style-name="P26"/>
      <text:p text:style-name="P10"/>
      <text:p text:style-name="P4"><text:span text:style-name="T2">Init:</text:span> Erstellt unsichtbaren GIT Ordner, der GIT Einstellungen speichert:</text:p>
      <text:p text:style-name="P4"/>
      <text:p text:style-name="P18">git init</text:p>
      <text:p text:style-name="P19"/>
      <text:p text:style-name="Standard"><text:span text:style-name="T5">Clone:</text:span><text:span text:style-name="T11"> Kopiert das Repository an den Ort wo die GIT-Bash aktiv ist:</text:span></text:p>
      <text:p text:style-name="P2"/>
      <text:p text:style-name="P12">git clone https://github.com/BenPapple/ai-GOALdigger</text:p>
      <text:p text:style-name="P1"/>
      <text:p text:style-name="P6"><text:span text:style-name="T3">status:</text:span><text:span text:style-name="T1"> Zeigt Informationen über git an </text:span><text:span text:style-name="T25">(zB Branch: Master, ..)</text:span><text:span text:style-name="T1">:</text:span></text:p>
      <text:p text:style-name="P3"/>
      <text:p text:style-name="P16">git status</text:p>
      <text:p text:style-name="P1"/>
      <text:p text:style-name="P6"><text:span text:style-name="T3">Master/Main:</text:span><text:span text:style-name="T1"> </text:span>Master in Main in git umbenennen<text:span text:style-name="T1">(die Community möchte den Begriff Master loswerden, Github hat sch</text:span><text:span text:style-name="T23">on</text:span><text:span text:style-name="T1"> Main als Default, </text:span><text:span text:style-name="T26">das Programm </text:span><text:span text:style-name="T1">git aber noch nicht, </text:span><text:span text:style-name="T23">deswegen muss man das noch hiermit ändern </text:span><text:span text:style-name="T27">damit Beide zusammenarbeiten</text:span><text:span text:style-name="T1">)</text:span>:</text:p>
      <text:p text:style-name="P6"/>
      <text:p text:style-name="P12">git branch -m master main</text:p>
      <text:p text:style-name="P1"/>
      <text:p text:style-name="P1"><text:span text:style-name="T2">Commits:</text:span> erstellen:</text:p>
      <text:p text:style-name="P1"/>
      <text:p text:style-name="P21"><text:span text:style-name="T14">1.</text:span><text:span text:style-name="T11"> Vorher mit </text:span><text:span text:style-name="T5">pull</text:span><text:span text:style-name="T11"> </text:span><text:span text:style-name="T13">automatisch</text:span><text:span text:style-name="T11"> neue Date</text:span><text:span text:style-name="T13">ien/Änderungen</text:span><text:span text:style-name="T11"> runterlad</text:span><text:span text:style-name="T13">en</text:span><text:span text:style-name="T11">:</text:span></text:p>
      <text:p text:style-name="P5"/>
      <text:p text:style-name="P14"><text:soft-page-break/>git pull origin main</text:p>
      <text:p text:style-name="P1"/>
      <text:p text:style-name="P22"><text:span text:style-name="T14">2</text:span><text:span text:style-name="T12">. Mit </text:span><text:span text:style-name="T6">add</text:span><text:span text:style-name="T12"> </text:span><text:span text:style-name="T21">(</text:span><text:span text:style-name="T10">rm</text:span><text:span text:style-name="T21"> um Dateien zu entfernen) </text:span><text:span text:style-name="T12">Dateien zum Commit </text:span><text:span text:style-name="T19">hinzufügen, diese werden ab dann von git</text:span><text:span text:style-name="T15"> auf Änderungen überwacht</text:span><text:span text:style-name="T12">:</text:span></text:p>
      <text:p text:style-name="P7"/>
      <text:p text:style-name="P13">git add DATEI1 DATEI2 DATEI3</text:p>
      <text:p text:style-name="P1"/>
      <text:p text:style-name="P3"><text:span text:style-name="T28">3</text:span>. <text:span text:style-name="T2">Commit message</text:span> als Direkteingabe (nur Überschrift):</text:p>
      <text:p text:style-name="P1"/>
      <text:p text:style-name="P12">git commit -m "<text:span text:style-name="T22">Add Readme</text:span>"</text:p>
      <text:p text:style-name="P1"/>
      <text:p text:style-name="P3"><text:span text:style-name="T28">3</text:span>.1 Oder <text:span text:style-name="T2">Commit message</text:span> aus Textdatei <text:span text:style-name="T24">(Überschrift plus Textblock)</text:span>:</text:p>
      <text:p text:style-name="P1"/>
      <text:p text:style-name="P12">git commit -F message.txt</text:p>
      <text:p text:style-name="P1"/>
      <text:p text:style-name="P11"><text:span text:style-name="T14">4</text:span><text:span text:style-name="T12">. </text:span><text:span text:style-name="T11">Dann </text:span><text:span text:style-name="T16">mit </text:span><text:span text:style-name="T7">push</text:span><text:span text:style-name="T16"> </text:span><text:span text:style-name="T11">Daten auf den Ser</text:span><text:span text:style-name="T12">ver</text:span><text:span text:style-name="T11"> schieben:</text:span></text:p>
      <text:p text:style-name="P1"/>
      <text:p text:style-name="P15">git push origin main</text:p>
      <text:p text:style-name="P1"/>
      <text:p text:style-name="P1"/>
      <text:p text:style-name="P1"/>
      <text:p text:style-name="P2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2-05-04T11:07:53.073000000</dc:date>
    <meta:editing-duration>PT43M14S</meta:editing-duration>
    <meta:editing-cycles>24</meta:editing-cycles>
    <meta:document-statistic meta:table-count="1" meta:image-count="0" meta:object-count="0" meta:page-count="2" meta:paragraph-count="32" meta:word-count="247" meta:character-count="1612" meta:non-whitespace-character-count="1404"/>
  </office:meta>
</office:document-meta>
</file>